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fe2e2" officeooo:paragraph-rsid="001fe2e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4th</text:span> of <text:span text:style-name="T4">November</text:span><text:span text:style-name="T3"> </text:span>202<text:span text:style-name="T3">5</text:span> under the <text:span text:style-name="T4">51st</text:span> PA Meeting.</text:p>
      <text:p text:style-name="P1"/>
      <text:p text:style-name="P1">The Assembly, recognising the current situation,</text:p>
      <text:p text:style-name="P1"/>
      <text:p text:style-name="P4">Constitutes the need to rediscuss M50-2: Add the cauldron mud vanillatweaks, as last time I could not be ther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1-2: To implement M50-2: Add the cauldron mud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7:30:51.085924625</dc:date>
    <meta:editing-duration>PT3M14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5" meta:character-count="347" meta:non-whitespace-character-count="299"/>
  </office:meta>
</office:document-meta>
</file>